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Preformatted_20_Text">
      <style:paragraph-properties fo:margin-top="0in" fo:margin-bottom="0.1965in" fo:padding="0.0193in" fo:border="0.0008in solid #d9d9e3"/>
    </style:style>
    <style:style style:name="P3" style:family="paragraph" style:parent-style-name="Preformatted_20_Text">
      <style:paragraph-properties fo:padding="0.0193in" fo:border="0.0008in solid #d9d9e3"/>
    </style:style>
    <style:style style:name="P4" style:family="paragraph" style:parent-style-name="Heading_20_3">
      <style:paragraph-properties fo:padding="0.0193in" fo:border="0.0008in solid #d9d9e3"/>
    </style:style>
    <style:style style:name="P5" style:family="paragraph" style:parent-style-name="Heading_20_4">
      <style:paragraph-properties fo:padding="0.0193in" fo:border="0.0008in solid #d9d9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Раздел "Основные концепции React" - ключевая часть учебника, позволяющая погрузиться в более глубокие аспекты этой библиотеки.</text:p>
      <text:h text:style-name="P4" text:outline-level="3">Часть 2: Основные концепции React</text:h>
      <text:h text:style-name="P5" text:outline-level="4">4. <text:span text:style-name="Strong_20_Emphasis">Состояние и жизненный цикл компонентов</text:span></text:h>
      <text:p text:style-name="P1"><text:span text:style-name="Strong_20_Emphasis">Состояние компонента</text:span> - это данные, управляемые самим компонентом. В функциональных компонентах используется хук <text:span text:style-name="Source_20_Text">useState</text:span>, а в классовых компонентах - свойство <text:span text:style-name="Source_20_Text">state</text:span>. Изменение состояния приводит к перерисовке компонента.</text:p>
      <text:p text:style-name="P1"><text:span text:style-name="Strong_20_Emphasis">Жизненный цикл компонентов</text:span> - это последовательность этапов от создания до удаления компонента. В классовых компонентах есть методы жизненного цикла, такие как <text:span text:style-name="Source_20_Text">componentDidMount</text:span>, <text:span text:style-name="Source_20_Text">componentDidUpdate</text:span>, <text:span text:style-name="Source_20_Text">componentWillUnmount</text:span>, которые позволяют выполнять определенные действия на различных этапах жизни компонента.</text:p>
      <text:h text:style-name="P5" text:outline-level="4">5. <text:span text:style-name="Strong_20_Emphasis">События и обработка событий</text:span></text:h>
      <text:p text:style-name="P1">В React события обрабатываются с использованием JSX и подобны обычным DOM-событиям. Обработчики событий привязываются непосредственно к элементам и активируются при взаимодействии пользователя с интерфейсом.</text:p>
      <text:p text:style-name="P1"><text:span text:style-name="Strong_20_Emphasis">Пример обработчика события:</text:span></text:p>
      <text:p text:style-name="P3">jsxCopy code</text:p>
      <text:p text:style-name="P3"><text:span text:style-name="Source_20_Text">function handleClick() {</text:span></text:p>
      <text:p text:style-name="P3"><text:span text:style-name="Source_20_Text"><text:s text:c="2"/>console.log('Button clicked');</text:span></text:p>
      <text:p text:style-name="P3"><text:span text:style-name="Source_20_Text">}</text:span></text:p>
      <text:p text:style-name="P3"/>
      <text:p text:style-name="P3"><text:span text:style-name="Source_20_Text">function App() {</text:span></text:p>
      <text:p text:style-name="P3"><text:span text:style-name="Source_20_Text"><text:s text:c="2"/>return &lt;button onClick={handleClick}&gt;Click me&lt;/button&gt;;</text:span></text:p>
      <text:p text:style-name="P2"><text:span text:style-name="Source_20_Text">}</text:span></text:p>
      <text:h text:style-name="P5" text:outline-level="4">6. <text:span text:style-name="Strong_20_Emphasis">Условный рендеринг и списки</text:span></text:h>
      <text:p text:style-name="P1"><text:span text:style-name="Strong_20_Emphasis">Условный рендеринг</text:span> - это способ вывода разного содержимого в зависимости от условий. Это позволяет создавать динамические интерфейсы.</text:p>
      <text:p text:style-name="P1"><text:span text:style-name="Strong_20_Emphasis">Пример условного рендеринга:</text:span></text:p>
      <text:p text:style-name="P3">jsxCopy code</text:p>
      <text:p text:style-name="P3"><text:span text:style-name="Source_20_Text">function Greeting({ isLoggedIn }) {</text:span></text:p>
      <text:p text:style-name="P3"><text:span text:style-name="Source_20_Text"><text:s text:c="2"/>if (isLoggedIn) {</text:span></text:p>
      <text:p text:style-name="P3"><text:span text:style-name="Source_20_Text"><text:s text:c="4"/>return &lt;h1&gt;Welcome back!&lt;/h1&gt;;</text:span></text:p>
      <text:p text:style-name="P3"><text:span text:style-name="Source_20_Text"><text:s text:c="2"/>} else {</text:span></text:p>
      <text:p text:style-name="P3"><text:span text:style-name="Source_20_Text"><text:s text:c="4"/>return &lt;h1&gt;Please log in&lt;/h1&gt;;</text:span></text:p>
      <text:p text:style-name="P3"><text:span text:style-name="Source_20_Text"><text:s text:c="2"/>}</text:span></text:p>
      <text:p text:style-name="P2"><text:span text:style-name="Source_20_Text">}</text:span></text:p>
      <text:p text:style-name="P1"><text:span text:style-name="Strong_20_Emphasis">Работа со списками</text:span> - React упрощает вывод списков данных, используя метод <text:span text:style-name="Source_20_Text">map</text:span>, который позволяет создавать элементы на основе данных из массива.</text:p>
      <text:p text:style-name="P1"><text:span text:style-name="Strong_20_Emphasis">Пример работы со списками:</text:span></text:p>
      <text:p text:style-name="P3">jsxCopy code</text:p>
      <text:p text:style-name="P3"><text:span text:style-name="Source_20_Text">function NumberList({ numbers }) {</text:span></text:p>
      <text:p text:style-name="P3"><text:span text:style-name="Source_20_Text"><text:s text:c="2"/>return (</text:span></text:p>
      <text:p text:style-name="P3"><text:span text:style-name="Source_20_Text"><text:s text:c="4"/>&lt;ul&gt;</text:span></text:p>
      <text:p text:style-name="P3"><text:span text:style-name="Source_20_Text"><text:s text:c="6"/>{numbers.map((number) =&gt; (</text:span></text:p>
      <text:p text:style-name="P3"><text:soft-page-break/><text:span text:style-name="Source_20_Text"><text:s text:c="8"/>&lt;li key={number.toString()}&gt;{number}&lt;/li&gt;</text:span></text:p>
      <text:p text:style-name="P3"><text:span text:style-name="Source_20_Text"><text:s text:c="6"/>))}</text:span></text:p>
      <text:p text:style-name="P3"><text:span text:style-name="Source_20_Text"><text:s text:c="4"/>&lt;/ul&gt;</text:span></text:p>
      <text:p text:style-name="P3"><text:span text:style-name="Source_20_Text"><text:s text:c="2"/>);</text:span></text:p>
      <text:p text:style-name="P2"><text:span text:style-name="Source_20_Text">}</text:span></text:p>
      <text:p text:style-name="P1">Эти концепции позволяют динамически изменять интерфейс приложения, обрабатывать пользовательские действия и эффективно управлять данными, что является основой для создания интерактивных React-приложений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2-02T19:30:12.38</dc:date>
    <meta:document-statistic meta:table-count="0" meta:image-count="0" meta:object-count="0" meta:page-count="2" meta:paragraph-count="39" meta:word-count="248" meta:character-count="2014"/>
    <dc:creator>Dima Wide</dc:creator>
    <meta:user-defined meta:name="Info 1"/>
    <meta:user-defined meta:name="Info 2"/>
    <meta:user-defined meta:name="Info 3"/>
    <meta:user-defined meta:name="Info 4"/>
  </office:meta>
</office:document-meta>
</file>